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Verdana" svg:font-family="Verdana, Georgia, 'Times New Roman', Times, serif"/>
    <style:font-face style:name="arial" svg:font-family="arial, sans-serif"/>
  </office:font-face-decls>
  <office:automatic-styles>
    <style:style style:name="P1" style:family="paragraph" style:parent-style-name="Standard">
      <style:paragraph-properties fo:line-height="115%"/>
      <style:text-properties fo:color="#000000" loext:opacity="100%" fo:font-size="12pt" fo:font-weight="normal" officeooo:rsid="00030629" officeooo:paragraph-rsid="0003062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arial" fo:font-size="12pt" fo:letter-spacing="normal" fo:language="pt" fo:country="PT" fo:font-style="normal" fo:font-weight="normal" officeooo:rsid="00030629" officeooo:paragraph-rsid="00030629" style:font-size-asian="12pt" style:font-weight-asian="normal" style:font-size-complex="12pt" style:font-weight-complex="normal" loext:padding="0cm" loext:border="none"/>
    </style:style>
    <style:style style:name="T1" style:family="text">
      <style:text-properties fo:font-variant="normal" fo:text-transform="none" style:font-name="arial" fo:letter-spacing="normal" fo:font-style="normal"/>
    </style:style>
    <style:style style:name="T2" style:family="text">
      <style:text-properties fo:font-variant="normal" fo:text-transform="none" style:font-name="Open Sans" fo:letter-spacing="normal" fo:font-style="normal"/>
    </style:style>
    <style:style style:name="T3" style:family="text">
      <style:text-properties fo:font-variant="normal" fo:text-transform="none" style:font-name="Open Sans" fo:letter-spacing="normal" fo:font-style="normal" officeooo:rsid="0004ef45"/>
    </style:style>
    <style:style style:name="T4" style:family="text">
      <style:text-properties fo:font-variant="normal" fo:text-transform="none" style:font-name="Verdana" fo:letter-spacing="normal" fo:font-style="normal"/>
    </style:style>
    <style:style style:name="T5" style:family="text">
      <style:text-properties officeooo:rsid="0004e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ante: Lucas <text:span text:style-name="T5">B</text:span>eraldi de Souza Oliveira</text:p>
      <text:p text:style-name="P1">01-</text:p>
      <text:p text:style-name="P1"><text:span text:style-name="T1">É o nível mais próximo ao hardware em que o usuário pode programar. intermediária (Linguagem de Máquina); − As instruções de máquina são interpretadas pelo Hardware. Hardware Programa ISA interpretado por microprograma ou pelo hardware Programa fonte em linguagem de alto nível</text:span> </text:p>
      <text:p text:style-name="P1"/>
      <text:p text:style-name="P1">02-</text:p>
      <text:p text:style-name="P1"><text:span text:style-name="T3">S</text:span><text:span text:style-name="T2">eções normativas: que impõem requisitos que devem ser atendidos na implementação </text:span><text:span text:style-name="T3">de </text:span><text:span text:style-name="T2">seções informativas: que ajuda o leitor a entender os requisitos sem entrar na definição formal </text:span><text:span text:style-name="T3">de </text:span><text:span text:style-name="T2">conjuntos de testes: conjunto de testes específicos para se verificar a implementação em relação a especificação formal</text:span><text:line-break/></text:p>
      <text:p text:style-name="P1">03-</text:p>
      <text:p text:style-name="P1">A)</text:p>
      <text:p text:style-name="P1"><text:span text:style-name="T4">A vantagem é que dados Alinhados permite que o processador para realizar o menor número de tarefas possíveis de acessar e processar os dados.</text:span> </text:p>
      <text:p text:style-name="P1"/>
      <text:p text:style-name="P1">04-</text:p>
      <text:p text:style-name="P2">Os registradores de uso geral são usados para armazenar dados da execução do programa, como os valores que serão operados e o resultado das operações. Acc (Acumulador) → Este registrador é especial porque ele é normalmente usado como fonte e destino de dados e costuma ser um operando implícito nas instruçõ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  <style:font-face style:name="Verdana" svg:font-family="Verdana, Georgia, 'Times New Roman', Times, 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22:04:02.785000000</meta:creation-date>
    <dc:date>2022-12-05T12:43:18.485000000</dc:date>
    <meta:editing-duration>PT13M4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0" meta:word-count="173" meta:character-count="1090" meta:non-whitespace-character-count="924"/>
  </office:meta>
</office:document-meta>
</file>